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14cacead3b042e128c497768911c7e13" style:family="table-column">
      <style:table-column-properties fo:break-before="auto" style:use-optimal-column-width="false" style:column-width="6cm"/>
    </style:style>
    <style:style style:name="odsStyleTableColumn-0e483339d4a7c839068a9fa41d424066" style:family="table-column">
      <style:table-column-properties fo:break-before="auto" style:use-optimal-column-width="false" style:column-width="5cm"/>
    </style:style>
    <style:style style:name="odsStyleTableColumn-f062b9f0ca0da749163b2106cbe6775b" style:family="table-column">
      <style:table-column-properties fo:break-before="auto" style:use-optimal-column-width="false" style:column-width="3cm"/>
    </style:style>
    <style:style style:name="odsStyleTableCell-a640c6b6878cac566b6c948ff772cb2f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52b756dd23b74429d3fca6e6c3ea62cd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3a783d60c0c9760285dc6909d77742f0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4701558de5f5bac7c94b12f013721d77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29161ffbf75bbe5ab4b5e285da18c662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3ef6c0c63366c1ebcb413ed1290509e7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14cacead3b042e128c497768911c7e13" table:default-cell-style-name="Default"/>
        <table:table-column table:style-name="odsStyleTableColumn-0e483339d4a7c839068a9fa41d424066" table:default-cell-style-name="Default"/>
        <table:table-column table:style-name="odsStyleTableColumn-f062b9f0ca0da749163b2106cbe6775b" table:default-cell-style-name="Default"/>
        <table:table-column table:style-name="odsStyleTableColumn-f062b9f0ca0da749163b2106cbe6775b" table:default-cell-style-name="Default"/>
        <table:table-column table:style-name="odsStyleTableColumn-f062b9f0ca0da749163b2106cbe6775b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a640c6b6878cac566b6c948ff772cb2f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52b756dd23b74429d3fca6e6c3ea62cd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52b756dd23b74429d3fca6e6c3ea62cd" table:number-columns-spanned="5" table:number-rows-spanned="1" office:value-type="string">
            <text:p>TABLA No. 77-24</text:p>
          </table:table-cell>
          <table:covered-table-cell table:number-columns-repeated="4"/>
        </table:table-row>
        <table:table-row table:style-name="ro1">
          <table:table-cell table:style-name="odsStyleTableCell-52b756dd23b74429d3fca6e6c3ea62cd" table:number-columns-spanned="5" table:number-rows-spanned="1" office:value-type="string">
            <text:p>TABLA DE COTIZACIONES DEL 23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52b756dd23b74429d3fca6e6c3ea62cd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3a783d60c0c9760285dc6909d77742f0" office:value-type="string">
            <text:p>PAIS</text:p>
          </table:table-cell>
          <table:table-cell table:style-name="odsStyleTableCell-3a783d60c0c9760285dc6909d77742f0" office:value-type="string">
            <text:p>UNIDAD MONETARIA</text:p>
          </table:table-cell>
          <table:table-cell table:style-name="odsStyleTableCell-3a783d60c0c9760285dc6909d77742f0" office:value-type="string">
            <text:p>MONEDA</text:p>
          </table:table-cell>
          <table:table-cell table:style-name="odsStyleTableCell-3a783d60c0c9760285dc6909d77742f0" office:value-type="string">
            <text:p>TIPO DE CAMBIO EN Bs POR UNIDAD DE MONEDA EXTRANJERA</text:p>
          </table:table-cell>
          <table:table-cell table:style-name="odsStyleTableCell-3a783d60c0c9760285dc6909d77742f0" office:value-type="string">
            <text:p>TIPO DE CAMBIO EN M.E.</text:p>
          </table:table-cell>
        </table:table-row>
        <table:table-row table:style-name="ro1">
          <table:table-cell table:style-name="odsStyleTableCell-4701558de5f5bac7c94b12f013721d77" office:value-type="string">
            <text:p>ESTADOS UNIDOS</text:p>
          </table:table-cell>
          <table:table-cell table:style-name="odsStyleTableCell-4701558de5f5bac7c94b12f013721d77" office:value-type="string">
            <text:p>DOLAR VENTA</text:p>
          </table:table-cell>
          <table:table-cell table:style-name="odsStyleTableCell-4701558de5f5bac7c94b12f013721d77" office:value-type="string">
            <text:p>USD.VENTA</text:p>
          </table:table-cell>
          <table:table-cell table:style-name="odsStyleTableCell-29161ffbf75bbe5ab4b5e285da18c662" office:value-type="string">
            <text:p>6.96000</text:p>
          </table:table-cell>
          <table:table-cell table:style-name="odsStyleTableCell-29161ffbf75bbe5ab4b5e285da18c662" office:value-type="string">
            <text:p/>
          </table:table-cell>
        </table:table-row>
        <table:table-row table:style-name="ro1">
          <table:table-cell table:style-name="odsStyleTableCell-4701558de5f5bac7c94b12f013721d77" office:value-type="string">
            <text:p>ESTADOS UNIDOS</text:p>
          </table:table-cell>
          <table:table-cell table:style-name="odsStyleTableCell-4701558de5f5bac7c94b12f013721d77" office:value-type="string">
            <text:p>DOLAR COMPRA</text:p>
          </table:table-cell>
          <table:table-cell table:style-name="odsStyleTableCell-4701558de5f5bac7c94b12f013721d77" office:value-type="string">
            <text:p>USD.COMPRA</text:p>
          </table:table-cell>
          <table:table-cell table:style-name="odsStyleTableCell-29161ffbf75bbe5ab4b5e285da18c662" office:value-type="string">
            <text:p>6.86000</text:p>
          </table:table-cell>
          <table:table-cell table:style-name="odsStyleTableCell-29161ffbf75bbe5ab4b5e285da18c662" office:value-type="string">
            <text:p/>
          </table:table-cell>
        </table:table-row>
        <table:table-row table:style-name="ro1">
          <table:table-cell table:style-name="odsStyleTableCell-4701558de5f5bac7c94b12f013721d77" office:value-type="string">
            <text:p>UNION EUROPEA</text:p>
          </table:table-cell>
          <table:table-cell table:style-name="odsStyleTableCell-4701558de5f5bac7c94b12f013721d77" office:value-type="string">
            <text:p>EURO</text:p>
          </table:table-cell>
          <table:table-cell table:style-name="odsStyleTableCell-4701558de5f5bac7c94b12f013721d77" office:value-type="string">
            <text:p>EUR</text:p>
          </table:table-cell>
          <table:table-cell table:style-name="odsStyleTableCell-29161ffbf75bbe5ab4b5e285da18c662" office:value-type="string">
            <text:p>7.31211</text:p>
          </table:table-cell>
          <table:table-cell table:style-name="odsStyleTableCell-29161ffbf75bbe5ab4b5e285da18c662" office:value-type="string">
            <text:p>0.93817</text:p>
          </table:table-cell>
        </table:table-row>
        <table:table-row table:style-name="ro1">
          <table:table-cell table:style-name="odsStyleTableCell-4701558de5f5bac7c94b12f013721d77" office:value-type="string">
            <text:p>JAPON</text:p>
          </table:table-cell>
          <table:table-cell table:style-name="odsStyleTableCell-4701558de5f5bac7c94b12f013721d77" office:value-type="string">
            <text:p>YEN</text:p>
          </table:table-cell>
          <table:table-cell table:style-name="odsStyleTableCell-4701558de5f5bac7c94b12f013721d77" office:value-type="string">
            <text:p>JPY</text:p>
          </table:table-cell>
          <table:table-cell table:style-name="odsStyleTableCell-29161ffbf75bbe5ab4b5e285da18c662" office:value-type="string">
            <text:p>0.04431</text:p>
          </table:table-cell>
          <table:table-cell table:style-name="odsStyleTableCell-29161ffbf75bbe5ab4b5e285da18c662" office:value-type="string">
            <text:p>154.81000</text:p>
          </table:table-cell>
        </table:table-row>
        <table:table-row table:style-name="ro1">
          <table:table-cell table:style-name="odsStyleTableCell-4701558de5f5bac7c94b12f013721d77" office:value-type="string">
            <text:p>ARABIA SAUDITA</text:p>
          </table:table-cell>
          <table:table-cell table:style-name="odsStyleTableCell-4701558de5f5bac7c94b12f013721d77" office:value-type="string">
            <text:p>RIYAL SAUDÍ</text:p>
          </table:table-cell>
          <table:table-cell table:style-name="odsStyleTableCell-4701558de5f5bac7c94b12f013721d77" office:value-type="string">
            <text:p>SAR</text:p>
          </table:table-cell>
          <table:table-cell table:style-name="odsStyleTableCell-29161ffbf75bbe5ab4b5e285da18c662" office:value-type="string">
            <text:p>1.82889</text:p>
          </table:table-cell>
          <table:table-cell table:style-name="odsStyleTableCell-29161ffbf75bbe5ab4b5e285da18c662" office:value-type="string">
            <text:p>3.75090</text:p>
          </table:table-cell>
        </table:table-row>
        <table:table-row table:style-name="ro1">
          <table:table-cell table:style-name="odsStyleTableCell-4701558de5f5bac7c94b12f013721d77" office:value-type="string">
            <text:p>ARGELIA</text:p>
          </table:table-cell>
          <table:table-cell table:style-name="odsStyleTableCell-4701558de5f5bac7c94b12f013721d77" office:value-type="string">
            <text:p>DINAR ARGELINO</text:p>
          </table:table-cell>
          <table:table-cell table:style-name="odsStyleTableCell-4701558de5f5bac7c94b12f013721d77" office:value-type="string">
            <text:p>DZD</text:p>
          </table:table-cell>
          <table:table-cell table:style-name="odsStyleTableCell-29161ffbf75bbe5ab4b5e285da18c662" office:value-type="string">
            <text:p>0.05100</text:p>
          </table:table-cell>
          <table:table-cell table:style-name="odsStyleTableCell-29161ffbf75bbe5ab4b5e285da18c662" office:value-type="string">
            <text:p>134.49800</text:p>
          </table:table-cell>
        </table:table-row>
        <table:table-row table:style-name="ro1">
          <table:table-cell table:style-name="odsStyleTableCell-4701558de5f5bac7c94b12f013721d77" office:value-type="string">
            <text:p>ARGENTINA</text:p>
          </table:table-cell>
          <table:table-cell table:style-name="odsStyleTableCell-4701558de5f5bac7c94b12f013721d77" office:value-type="string">
            <text:p>PESO</text:p>
          </table:table-cell>
          <table:table-cell table:style-name="odsStyleTableCell-4701558de5f5bac7c94b12f013721d77" office:value-type="string">
            <text:p>ARS</text:p>
          </table:table-cell>
          <table:table-cell table:style-name="odsStyleTableCell-29161ffbf75bbe5ab4b5e285da18c662" office:value-type="string">
            <text:p>0.00787</text:p>
          </table:table-cell>
          <table:table-cell table:style-name="odsStyleTableCell-29161ffbf75bbe5ab4b5e285da18c662" office:value-type="string">
            <text:p>872.18470</text:p>
          </table:table-cell>
        </table:table-row>
        <table:table-row table:style-name="ro1">
          <table:table-cell table:style-name="odsStyleTableCell-4701558de5f5bac7c94b12f013721d77" office:value-type="string">
            <text:p>AUSTRALIA</text:p>
          </table:table-cell>
          <table:table-cell table:style-name="odsStyleTableCell-4701558de5f5bac7c94b12f013721d77" office:value-type="string">
            <text:p>DÓLAR</text:p>
          </table:table-cell>
          <table:table-cell table:style-name="odsStyleTableCell-4701558de5f5bac7c94b12f013721d77" office:value-type="string">
            <text:p>AUD</text:p>
          </table:table-cell>
          <table:table-cell table:style-name="odsStyleTableCell-29161ffbf75bbe5ab4b5e285da18c662" office:value-type="string">
            <text:p>4.42606</text:p>
          </table:table-cell>
          <table:table-cell table:style-name="odsStyleTableCell-29161ffbf75bbe5ab4b5e285da18c662" office:value-type="string">
            <text:p>1.54991</text:p>
          </table:table-cell>
        </table:table-row>
        <table:table-row table:style-name="ro1">
          <table:table-cell table:style-name="odsStyleTableCell-4701558de5f5bac7c94b12f013721d77" office:value-type="string">
            <text:p>BRASIL</text:p>
          </table:table-cell>
          <table:table-cell table:style-name="odsStyleTableCell-4701558de5f5bac7c94b12f013721d77" office:value-type="string">
            <text:p>REAL</text:p>
          </table:table-cell>
          <table:table-cell table:style-name="odsStyleTableCell-4701558de5f5bac7c94b12f013721d77" office:value-type="string">
            <text:p>BRL</text:p>
          </table:table-cell>
          <table:table-cell table:style-name="odsStyleTableCell-29161ffbf75bbe5ab4b5e285da18c662" office:value-type="string">
            <text:p>1.32555</text:p>
          </table:table-cell>
          <table:table-cell table:style-name="odsStyleTableCell-29161ffbf75bbe5ab4b5e285da18c662" office:value-type="string">
            <text:p>5.17520</text:p>
          </table:table-cell>
        </table:table-row>
        <table:table-row table:style-name="ro1">
          <table:table-cell table:style-name="odsStyleTableCell-4701558de5f5bac7c94b12f013721d77" office:value-type="string">
            <text:p>CANADA</text:p>
          </table:table-cell>
          <table:table-cell table:style-name="odsStyleTableCell-4701558de5f5bac7c94b12f013721d77" office:value-type="string">
            <text:p>DÓLAR</text:p>
          </table:table-cell>
          <table:table-cell table:style-name="odsStyleTableCell-4701558de5f5bac7c94b12f013721d77" office:value-type="string">
            <text:p>CAD</text:p>
          </table:table-cell>
          <table:table-cell table:style-name="odsStyleTableCell-29161ffbf75bbe5ab4b5e285da18c662" office:value-type="string">
            <text:p>5.01022</text:p>
          </table:table-cell>
          <table:table-cell table:style-name="odsStyleTableCell-29161ffbf75bbe5ab4b5e285da18c662" office:value-type="string">
            <text:p>1.36920</text:p>
          </table:table-cell>
        </table:table-row>
        <table:table-row table:style-name="ro1">
          <table:table-cell table:style-name="odsStyleTableCell-4701558de5f5bac7c94b12f013721d77" office:value-type="string">
            <text:p>CHILE</text:p>
          </table:table-cell>
          <table:table-cell table:style-name="odsStyleTableCell-4701558de5f5bac7c94b12f013721d77" office:value-type="string">
            <text:p>PESO</text:p>
          </table:table-cell>
          <table:table-cell table:style-name="odsStyleTableCell-4701558de5f5bac7c94b12f013721d77" office:value-type="string">
            <text:p>CLP</text:p>
          </table:table-cell>
          <table:table-cell table:style-name="odsStyleTableCell-29161ffbf75bbe5ab4b5e285da18c662" office:value-type="string">
            <text:p>0.00720</text:p>
          </table:table-cell>
          <table:table-cell table:style-name="odsStyleTableCell-29161ffbf75bbe5ab4b5e285da18c662" office:value-type="string">
            <text:p>952.88000</text:p>
          </table:table-cell>
        </table:table-row>
        <table:table-row table:style-name="ro1">
          <table:table-cell table:style-name="odsStyleTableCell-4701558de5f5bac7c94b12f013721d77" office:value-type="string">
            <text:p>COLOMBIA</text:p>
          </table:table-cell>
          <table:table-cell table:style-name="odsStyleTableCell-4701558de5f5bac7c94b12f013721d77" office:value-type="string">
            <text:p>PESO</text:p>
          </table:table-cell>
          <table:table-cell table:style-name="odsStyleTableCell-4701558de5f5bac7c94b12f013721d77" office:value-type="string">
            <text:p>COP</text:p>
          </table:table-cell>
          <table:table-cell table:style-name="odsStyleTableCell-29161ffbf75bbe5ab4b5e285da18c662" office:value-type="string">
            <text:p>0.00175</text:p>
          </table:table-cell>
          <table:table-cell table:style-name="odsStyleTableCell-29161ffbf75bbe5ab4b5e285da18c662" office:value-type="string">
            <text:p>3,913.37000</text:p>
          </table:table-cell>
        </table:table-row>
        <table:table-row table:style-name="ro1">
          <table:table-cell table:style-name="odsStyleTableCell-4701558de5f5bac7c94b12f013721d77" office:value-type="string">
            <text:p>COREA DEL SUR</text:p>
          </table:table-cell>
          <table:table-cell table:style-name="odsStyleTableCell-4701558de5f5bac7c94b12f013721d77" office:value-type="string">
            <text:p>WON</text:p>
          </table:table-cell>
          <table:table-cell table:style-name="odsStyleTableCell-4701558de5f5bac7c94b12f013721d77" office:value-type="string">
            <text:p>KRW</text:p>
          </table:table-cell>
          <table:table-cell table:style-name="odsStyleTableCell-29161ffbf75bbe5ab4b5e285da18c662" office:value-type="string">
            <text:p>0.00497</text:p>
          </table:table-cell>
          <table:table-cell table:style-name="odsStyleTableCell-29161ffbf75bbe5ab4b5e285da18c662" office:value-type="string">
            <text:p>1,379.33000</text:p>
          </table:table-cell>
        </table:table-row>
        <table:table-row table:style-name="ro1">
          <table:table-cell table:style-name="odsStyleTableCell-4701558de5f5bac7c94b12f013721d77" office:value-type="string">
            <text:p>COSTA RICA</text:p>
          </table:table-cell>
          <table:table-cell table:style-name="odsStyleTableCell-4701558de5f5bac7c94b12f013721d77" office:value-type="string">
            <text:p>COLON COSTARRICENSE</text:p>
          </table:table-cell>
          <table:table-cell table:style-name="odsStyleTableCell-4701558de5f5bac7c94b12f013721d77" office:value-type="string">
            <text:p>CRC</text:p>
          </table:table-cell>
          <table:table-cell table:style-name="odsStyleTableCell-29161ffbf75bbe5ab4b5e285da18c662" office:value-type="string">
            <text:p>0.01365</text:p>
          </table:table-cell>
          <table:table-cell table:style-name="odsStyleTableCell-29161ffbf75bbe5ab4b5e285da18c662" office:value-type="string">
            <text:p>502.63000</text:p>
          </table:table-cell>
        </table:table-row>
        <table:table-row table:style-name="ro1">
          <table:table-cell table:style-name="odsStyleTableCell-4701558de5f5bac7c94b12f013721d77" office:value-type="string">
            <text:p>REPUBLICA CHECA</text:p>
          </table:table-cell>
          <table:table-cell table:style-name="odsStyleTableCell-4701558de5f5bac7c94b12f013721d77" office:value-type="string">
            <text:p>CORONA CHECA</text:p>
          </table:table-cell>
          <table:table-cell table:style-name="odsStyleTableCell-4701558de5f5bac7c94b12f013721d77" office:value-type="string">
            <text:p>CZK</text:p>
          </table:table-cell>
          <table:table-cell table:style-name="odsStyleTableCell-29161ffbf75bbe5ab4b5e285da18c662" office:value-type="string">
            <text:p>0.28940</text:p>
          </table:table-cell>
          <table:table-cell table:style-name="odsStyleTableCell-29161ffbf75bbe5ab4b5e285da18c662" office:value-type="string">
            <text:p>23.70430</text:p>
          </table:table-cell>
        </table:table-row>
        <table:table-row table:style-name="ro1">
          <table:table-cell table:style-name="odsStyleTableCell-4701558de5f5bac7c94b12f013721d77" office:value-type="string">
            <text:p>DINAMARCA</text:p>
          </table:table-cell>
          <table:table-cell table:style-name="odsStyleTableCell-4701558de5f5bac7c94b12f013721d77" office:value-type="string">
            <text:p>CORONA</text:p>
          </table:table-cell>
          <table:table-cell table:style-name="odsStyleTableCell-4701558de5f5bac7c94b12f013721d77" office:value-type="string">
            <text:p>DKK</text:p>
          </table:table-cell>
          <table:table-cell table:style-name="odsStyleTableCell-29161ffbf75bbe5ab4b5e285da18c662" office:value-type="string">
            <text:p>0.98000</text:p>
          </table:table-cell>
          <table:table-cell table:style-name="odsStyleTableCell-29161ffbf75bbe5ab4b5e285da18c662" office:value-type="string">
            <text:p>7.00000</text:p>
          </table:table-cell>
        </table:table-row>
        <table:table-row table:style-name="ro1">
          <table:table-cell table:style-name="odsStyleTableCell-4701558de5f5bac7c94b12f013721d77" office:value-type="string">
            <text:p>ECUADOR</text:p>
          </table:table-cell>
          <table:table-cell table:style-name="odsStyleTableCell-4701558de5f5bac7c94b12f013721d77" office:value-type="string">
            <text:p>DÓLAR</text:p>
          </table:table-cell>
          <table:table-cell table:style-name="odsStyleTableCell-4701558de5f5bac7c94b12f013721d77" office:value-type="string">
            <text:p>USD</text:p>
          </table:table-cell>
          <table:table-cell table:style-name="odsStyleTableCell-29161ffbf75bbe5ab4b5e285da18c662" office:value-type="string">
            <text:p>6.86000</text:p>
          </table:table-cell>
          <table:table-cell table:style-name="odsStyleTableCell-29161ffbf75bbe5ab4b5e285da18c662" office:value-type="string">
            <text:p>1.00000</text:p>
          </table:table-cell>
        </table:table-row>
        <table:table-row table:style-name="ro1">
          <table:table-cell table:style-name="odsStyleTableCell-4701558de5f5bac7c94b12f013721d77" office:value-type="string">
            <text:p>EMIRATOS ARABES</text:p>
          </table:table-cell>
          <table:table-cell table:style-name="odsStyleTableCell-4701558de5f5bac7c94b12f013721d77" office:value-type="string">
            <text:p>DIRHAM</text:p>
          </table:table-cell>
          <table:table-cell table:style-name="odsStyleTableCell-4701558de5f5bac7c94b12f013721d77" office:value-type="string">
            <text:p>AED</text:p>
          </table:table-cell>
          <table:table-cell table:style-name="odsStyleTableCell-29161ffbf75bbe5ab4b5e285da18c662" office:value-type="string">
            <text:p>1.86784</text:p>
          </table:table-cell>
          <table:table-cell table:style-name="odsStyleTableCell-29161ffbf75bbe5ab4b5e285da18c662" office:value-type="string">
            <text:p>3.67270</text:p>
          </table:table-cell>
        </table:table-row>
        <table:table-row table:style-name="ro1">
          <table:table-cell table:style-name="odsStyleTableCell-4701558de5f5bac7c94b12f013721d77" office:value-type="string">
            <text:p>FILIPINAS</text:p>
          </table:table-cell>
          <table:table-cell table:style-name="odsStyleTableCell-4701558de5f5bac7c94b12f013721d77" office:value-type="string">
            <text:p>PESO FILIPINO</text:p>
          </table:table-cell>
          <table:table-cell table:style-name="odsStyleTableCell-4701558de5f5bac7c94b12f013721d77" office:value-type="string">
            <text:p>PHP</text:p>
          </table:table-cell>
          <table:table-cell table:style-name="odsStyleTableCell-29161ffbf75bbe5ab4b5e285da18c662" office:value-type="string">
            <text:p>0.11921</text:p>
          </table:table-cell>
          <table:table-cell table:style-name="odsStyleTableCell-29161ffbf75bbe5ab4b5e285da18c662" office:value-type="string">
            <text:p>57.54500</text:p>
          </table:table-cell>
        </table:table-row>
        <table:table-row table:style-name="ro1">
          <table:table-cell table:style-name="odsStyleTableCell-4701558de5f5bac7c94b12f013721d77" office:value-type="string">
            <text:p>HAITÍ</text:p>
          </table:table-cell>
          <table:table-cell table:style-name="odsStyleTableCell-4701558de5f5bac7c94b12f013721d77" office:value-type="string">
            <text:p>GOURDE</text:p>
          </table:table-cell>
          <table:table-cell table:style-name="odsStyleTableCell-4701558de5f5bac7c94b12f013721d77" office:value-type="string">
            <text:p>HTG</text:p>
          </table:table-cell>
          <table:table-cell table:style-name="odsStyleTableCell-29161ffbf75bbe5ab4b5e285da18c662" office:value-type="string">
            <text:p>0.05196</text:p>
          </table:table-cell>
          <table:table-cell table:style-name="odsStyleTableCell-29161ffbf75bbe5ab4b5e285da18c662" office:value-type="string">
            <text:p>132.02980</text:p>
          </table:table-cell>
        </table:table-row>
        <table:table-row table:style-name="ro1">
          <table:table-cell table:style-name="odsStyleTableCell-4701558de5f5bac7c94b12f013721d77" office:value-type="string">
            <text:p>HONG KONG</text:p>
          </table:table-cell>
          <table:table-cell table:style-name="odsStyleTableCell-4701558de5f5bac7c94b12f013721d77" office:value-type="string">
            <text:p>DÓLAR</text:p>
          </table:table-cell>
          <table:table-cell table:style-name="odsStyleTableCell-4701558de5f5bac7c94b12f013721d77" office:value-type="string">
            <text:p>HKD</text:p>
          </table:table-cell>
          <table:table-cell table:style-name="odsStyleTableCell-29161ffbf75bbe5ab4b5e285da18c662" office:value-type="string">
            <text:p>0.87541</text:p>
          </table:table-cell>
          <table:table-cell table:style-name="odsStyleTableCell-29161ffbf75bbe5ab4b5e285da18c662" office:value-type="string">
            <text:p>7.83630</text:p>
          </table:table-cell>
        </table:table-row>
        <table:table-row table:style-name="ro1">
          <table:table-cell table:style-name="odsStyleTableCell-4701558de5f5bac7c94b12f013721d77" office:value-type="string">
            <text:p>INDIA</text:p>
          </table:table-cell>
          <table:table-cell table:style-name="odsStyleTableCell-4701558de5f5bac7c94b12f013721d77" office:value-type="string">
            <text:p>RUPIA</text:p>
          </table:table-cell>
          <table:table-cell table:style-name="odsStyleTableCell-4701558de5f5bac7c94b12f013721d77" office:value-type="string">
            <text:p>INR</text:p>
          </table:table-cell>
          <table:table-cell table:style-name="odsStyleTableCell-29161ffbf75bbe5ab4b5e285da18c662" office:value-type="string">
            <text:p>0.08229</text:p>
          </table:table-cell>
          <table:table-cell table:style-name="odsStyleTableCell-29161ffbf75bbe5ab4b5e285da18c662" office:value-type="string">
            <text:p>83.36870</text:p>
          </table:table-cell>
        </table:table-row>
        <table:table-row table:style-name="ro1">
          <table:table-cell table:style-name="odsStyleTableCell-4701558de5f5bac7c94b12f013721d77" office:value-type="string">
            <text:p>INDONESIA</text:p>
          </table:table-cell>
          <table:table-cell table:style-name="odsStyleTableCell-4701558de5f5bac7c94b12f013721d77" office:value-type="string">
            <text:p>RUPIA INDONESIA</text:p>
          </table:table-cell>
          <table:table-cell table:style-name="odsStyleTableCell-4701558de5f5bac7c94b12f013721d77" office:value-type="string">
            <text:p>IDR</text:p>
          </table:table-cell>
          <table:table-cell table:style-name="odsStyleTableCell-29161ffbf75bbe5ab4b5e285da18c662" office:value-type="string">
            <text:p>0.00042</text:p>
          </table:table-cell>
          <table:table-cell table:style-name="odsStyleTableCell-29161ffbf75bbe5ab4b5e285da18c662" office:value-type="string">
            <text:p>16,235.00000</text:p>
          </table:table-cell>
        </table:table-row>
        <table:table-row table:style-name="ro1">
          <table:table-cell table:style-name="odsStyleTableCell-4701558de5f5bac7c94b12f013721d77" office:value-type="string">
            <text:p>ISRAEL</text:p>
          </table:table-cell>
          <table:table-cell table:style-name="odsStyleTableCell-4701558de5f5bac7c94b12f013721d77" office:value-type="string">
            <text:p>NUEVO SÉQUEL</text:p>
          </table:table-cell>
          <table:table-cell table:style-name="odsStyleTableCell-4701558de5f5bac7c94b12f013721d77" office:value-type="string">
            <text:p>ILS</text:p>
          </table:table-cell>
          <table:table-cell table:style-name="odsStyleTableCell-29161ffbf75bbe5ab4b5e285da18c662" office:value-type="string">
            <text:p>1.82277</text:p>
          </table:table-cell>
          <table:table-cell table:style-name="odsStyleTableCell-29161ffbf75bbe5ab4b5e285da18c662" office:value-type="string">
            <text:p>3.76350</text:p>
          </table:table-cell>
        </table:table-row>
        <table:table-row table:style-name="ro1">
          <table:table-cell table:style-name="odsStyleTableCell-4701558de5f5bac7c94b12f013721d77" office:value-type="string">
            <text:p>MALASIA</text:p>
          </table:table-cell>
          <table:table-cell table:style-name="odsStyleTableCell-4701558de5f5bac7c94b12f013721d77" office:value-type="string">
            <text:p>RINGGIT MALAYO</text:p>
          </table:table-cell>
          <table:table-cell table:style-name="odsStyleTableCell-4701558de5f5bac7c94b12f013721d77" office:value-type="string">
            <text:p>MYR</text:p>
          </table:table-cell>
          <table:table-cell table:style-name="odsStyleTableCell-29161ffbf75bbe5ab4b5e285da18c662" office:value-type="string">
            <text:p>1.43611</text:p>
          </table:table-cell>
          <table:table-cell table:style-name="odsStyleTableCell-29161ffbf75bbe5ab4b5e285da18c662" office:value-type="string">
            <text:p>4.77680</text:p>
          </table:table-cell>
        </table:table-row>
        <table:table-row table:style-name="ro1">
          <table:table-cell table:style-name="odsStyleTableCell-4701558de5f5bac7c94b12f013721d77" office:value-type="string">
            <text:p>MEXICO</text:p>
          </table:table-cell>
          <table:table-cell table:style-name="odsStyleTableCell-4701558de5f5bac7c94b12f013721d77" office:value-type="string">
            <text:p>PESO</text:p>
          </table:table-cell>
          <table:table-cell table:style-name="odsStyleTableCell-4701558de5f5bac7c94b12f013721d77" office:value-type="string">
            <text:p>MXN</text:p>
          </table:table-cell>
          <table:table-cell table:style-name="odsStyleTableCell-29161ffbf75bbe5ab4b5e285da18c662" office:value-type="string">
            <text:p>0.40046</text:p>
          </table:table-cell>
          <table:table-cell table:style-name="odsStyleTableCell-29161ffbf75bbe5ab4b5e285da18c662" office:value-type="string">
            <text:p>17.13030</text:p>
          </table:table-cell>
        </table:table-row>
        <table:table-row table:style-name="ro1">
          <table:table-cell table:style-name="odsStyleTableCell-4701558de5f5bac7c94b12f013721d77" office:value-type="string">
            <text:p>NORUEGA</text:p>
          </table:table-cell>
          <table:table-cell table:style-name="odsStyleTableCell-4701558de5f5bac7c94b12f013721d77" office:value-type="string">
            <text:p>CORONA</text:p>
          </table:table-cell>
          <table:table-cell table:style-name="odsStyleTableCell-4701558de5f5bac7c94b12f013721d77" office:value-type="string">
            <text:p>NOK</text:p>
          </table:table-cell>
          <table:table-cell table:style-name="odsStyleTableCell-29161ffbf75bbe5ab4b5e285da18c662" office:value-type="string">
            <text:p>0.62377</text:p>
          </table:table-cell>
          <table:table-cell table:style-name="odsStyleTableCell-29161ffbf75bbe5ab4b5e285da18c662" office:value-type="string">
            <text:p>10.99770</text:p>
          </table:table-cell>
        </table:table-row>
        <table:table-row table:style-name="ro1">
          <table:table-cell table:style-name="odsStyleTableCell-4701558de5f5bac7c94b12f013721d77" office:value-type="string">
            <text:p>PANAMÁ</text:p>
          </table:table-cell>
          <table:table-cell table:style-name="odsStyleTableCell-4701558de5f5bac7c94b12f013721d77" office:value-type="string">
            <text:p>BALBOA</text:p>
          </table:table-cell>
          <table:table-cell table:style-name="odsStyleTableCell-4701558de5f5bac7c94b12f013721d77" office:value-type="string">
            <text:p>PAB</text:p>
          </table:table-cell>
          <table:table-cell table:style-name="odsStyleTableCell-29161ffbf75bbe5ab4b5e285da18c662" office:value-type="string">
            <text:p>6.86000</text:p>
          </table:table-cell>
          <table:table-cell table:style-name="odsStyleTableCell-29161ffbf75bbe5ab4b5e285da18c662" office:value-type="string">
            <text:p>1.00000</text:p>
          </table:table-cell>
        </table:table-row>
        <table:table-row table:style-name="ro1">
          <table:table-cell table:style-name="odsStyleTableCell-4701558de5f5bac7c94b12f013721d77" office:value-type="string">
            <text:p>PARAGUAY</text:p>
          </table:table-cell>
          <table:table-cell table:style-name="odsStyleTableCell-4701558de5f5bac7c94b12f013721d77" office:value-type="string">
            <text:p>GUARANI</text:p>
          </table:table-cell>
          <table:table-cell table:style-name="odsStyleTableCell-4701558de5f5bac7c94b12f013721d77" office:value-type="string">
            <text:p>PYG</text:p>
          </table:table-cell>
          <table:table-cell table:style-name="odsStyleTableCell-29161ffbf75bbe5ab4b5e285da18c662" office:value-type="string">
            <text:p>0.00092</text:p>
          </table:table-cell>
          <table:table-cell table:style-name="odsStyleTableCell-29161ffbf75bbe5ab4b5e285da18c662" office:value-type="string">
            <text:p>7,419.30000</text:p>
          </table:table-cell>
        </table:table-row>
        <table:table-row table:style-name="ro1">
          <table:table-cell table:style-name="odsStyleTableCell-4701558de5f5bac7c94b12f013721d77" office:value-type="string">
            <text:p>PERU</text:p>
          </table:table-cell>
          <table:table-cell table:style-name="odsStyleTableCell-4701558de5f5bac7c94b12f013721d77" office:value-type="string">
            <text:p>NUEVO SOL</text:p>
          </table:table-cell>
          <table:table-cell table:style-name="odsStyleTableCell-4701558de5f5bac7c94b12f013721d77" office:value-type="string">
            <text:p>PEN</text:p>
          </table:table-cell>
          <table:table-cell table:style-name="odsStyleTableCell-29161ffbf75bbe5ab4b5e285da18c662" office:value-type="string">
            <text:p>1.85546</text:p>
          </table:table-cell>
          <table:table-cell table:style-name="odsStyleTableCell-29161ffbf75bbe5ab4b5e285da18c662" office:value-type="string">
            <text:p>3.69720</text:p>
          </table:table-cell>
        </table:table-row>
        <table:table-row table:style-name="ro1">
          <table:table-cell table:style-name="odsStyleTableCell-4701558de5f5bac7c94b12f013721d77" office:value-type="string">
            <text:p>REINO UNIDO</text:p>
          </table:table-cell>
          <table:table-cell table:style-name="odsStyleTableCell-4701558de5f5bac7c94b12f013721d77" office:value-type="string">
            <text:p>LIBRA</text:p>
          </table:table-cell>
          <table:table-cell table:style-name="odsStyleTableCell-4701558de5f5bac7c94b12f013721d77" office:value-type="string">
            <text:p>GBP</text:p>
          </table:table-cell>
          <table:table-cell table:style-name="odsStyleTableCell-29161ffbf75bbe5ab4b5e285da18c662" office:value-type="string">
            <text:p>8.47898</text:p>
          </table:table-cell>
          <table:table-cell table:style-name="odsStyleTableCell-29161ffbf75bbe5ab4b5e285da18c662" office:value-type="string">
            <text:p>0.80906</text:p>
          </table:table-cell>
        </table:table-row>
        <table:table-row table:style-name="ro1">
          <table:table-cell table:style-name="odsStyleTableCell-4701558de5f5bac7c94b12f013721d77" office:value-type="string">
            <text:p>REPÚBLICA DOMINICANA</text:p>
          </table:table-cell>
          <table:table-cell table:style-name="odsStyleTableCell-4701558de5f5bac7c94b12f013721d77" office:value-type="string">
            <text:p>PESO DOMINICANO</text:p>
          </table:table-cell>
          <table:table-cell table:style-name="odsStyleTableCell-4701558de5f5bac7c94b12f013721d77" office:value-type="string">
            <text:p>DOP</text:p>
          </table:table-cell>
          <table:table-cell table:style-name="odsStyleTableCell-29161ffbf75bbe5ab4b5e285da18c662" office:value-type="string">
            <text:p>0.11622</text:p>
          </table:table-cell>
          <table:table-cell table:style-name="odsStyleTableCell-29161ffbf75bbe5ab4b5e285da18c662" office:value-type="string">
            <text:p>59.02400</text:p>
          </table:table-cell>
        </table:table-row>
        <table:table-row table:style-name="ro1">
          <table:table-cell table:style-name="odsStyleTableCell-4701558de5f5bac7c94b12f013721d77" office:value-type="string">
            <text:p>REP.POPULAR CHINA</text:p>
          </table:table-cell>
          <table:table-cell table:style-name="odsStyleTableCell-4701558de5f5bac7c94b12f013721d77" office:value-type="string">
            <text:p>YUAN RENMINBI OFFSHORE</text:p>
          </table:table-cell>
          <table:table-cell table:style-name="odsStyleTableCell-4701558de5f5bac7c94b12f013721d77" office:value-type="string">
            <text:p>CNH</text:p>
          </table:table-cell>
          <table:table-cell table:style-name="odsStyleTableCell-29161ffbf75bbe5ab4b5e285da18c662" office:value-type="string">
            <text:p>0.94600</text:p>
          </table:table-cell>
          <table:table-cell table:style-name="odsStyleTableCell-29161ffbf75bbe5ab4b5e285da18c662" office:value-type="string">
            <text:p>7.25160</text:p>
          </table:table-cell>
        </table:table-row>
        <table:table-row table:style-name="ro1">
          <table:table-cell table:style-name="odsStyleTableCell-4701558de5f5bac7c94b12f013721d77" office:value-type="string">
            <text:p>RUSIA</text:p>
          </table:table-cell>
          <table:table-cell table:style-name="odsStyleTableCell-4701558de5f5bac7c94b12f013721d77" office:value-type="string">
            <text:p>RUBLO RUSO</text:p>
          </table:table-cell>
          <table:table-cell table:style-name="odsStyleTableCell-4701558de5f5bac7c94b12f013721d77" office:value-type="string">
            <text:p>RUB</text:p>
          </table:table-cell>
          <table:table-cell table:style-name="odsStyleTableCell-29161ffbf75bbe5ab4b5e285da18c662" office:value-type="string">
            <text:p>0.07321</text:p>
          </table:table-cell>
          <table:table-cell table:style-name="odsStyleTableCell-29161ffbf75bbe5ab4b5e285da18c662" office:value-type="string">
            <text:p>93.70000</text:p>
          </table:table-cell>
        </table:table-row>
        <table:table-row table:style-name="ro1">
          <table:table-cell table:style-name="odsStyleTableCell-4701558de5f5bac7c94b12f013721d77" office:value-type="string">
            <text:p>SINGAPUR</text:p>
          </table:table-cell>
          <table:table-cell table:style-name="odsStyleTableCell-4701558de5f5bac7c94b12f013721d77" office:value-type="string">
            <text:p>DÓLAR</text:p>
          </table:table-cell>
          <table:table-cell table:style-name="odsStyleTableCell-4701558de5f5bac7c94b12f013721d77" office:value-type="string">
            <text:p>SGD</text:p>
          </table:table-cell>
          <table:table-cell table:style-name="odsStyleTableCell-29161ffbf75bbe5ab4b5e285da18c662" office:value-type="string">
            <text:p>5.03819</text:p>
          </table:table-cell>
          <table:table-cell table:style-name="odsStyleTableCell-29161ffbf75bbe5ab4b5e285da18c662" office:value-type="string">
            <text:p>1.36160</text:p>
          </table:table-cell>
        </table:table-row>
        <table:table-row table:style-name="ro1">
          <table:table-cell table:style-name="odsStyleTableCell-4701558de5f5bac7c94b12f013721d77" office:value-type="string">
            <text:p>SUDÁFRICA</text:p>
          </table:table-cell>
          <table:table-cell table:style-name="odsStyleTableCell-4701558de5f5bac7c94b12f013721d77" office:value-type="string">
            <text:p>RAND</text:p>
          </table:table-cell>
          <table:table-cell table:style-name="odsStyleTableCell-4701558de5f5bac7c94b12f013721d77" office:value-type="string">
            <text:p>ZAR</text:p>
          </table:table-cell>
          <table:table-cell table:style-name="odsStyleTableCell-29161ffbf75bbe5ab4b5e285da18c662" office:value-type="string">
            <text:p>0.35762</text:p>
          </table:table-cell>
          <table:table-cell table:style-name="odsStyleTableCell-29161ffbf75bbe5ab4b5e285da18c662" office:value-type="string">
            <text:p>19.18240</text:p>
          </table:table-cell>
        </table:table-row>
        <table:table-row table:style-name="ro1">
          <table:table-cell table:style-name="odsStyleTableCell-4701558de5f5bac7c94b12f013721d77" office:value-type="string">
            <text:p>SUECIA</text:p>
          </table:table-cell>
          <table:table-cell table:style-name="odsStyleTableCell-4701558de5f5bac7c94b12f013721d77" office:value-type="string">
            <text:p>CORONA</text:p>
          </table:table-cell>
          <table:table-cell table:style-name="odsStyleTableCell-4701558de5f5bac7c94b12f013721d77" office:value-type="string">
            <text:p>SEK</text:p>
          </table:table-cell>
          <table:table-cell table:style-name="odsStyleTableCell-29161ffbf75bbe5ab4b5e285da18c662" office:value-type="string">
            <text:p>0.63032</text:p>
          </table:table-cell>
          <table:table-cell table:style-name="odsStyleTableCell-29161ffbf75bbe5ab4b5e285da18c662" office:value-type="string">
            <text:p>10.88340</text:p>
          </table:table-cell>
        </table:table-row>
        <table:table-row table:style-name="ro1">
          <table:table-cell table:style-name="odsStyleTableCell-4701558de5f5bac7c94b12f013721d77" office:value-type="string">
            <text:p>SUIZA</text:p>
          </table:table-cell>
          <table:table-cell table:style-name="odsStyleTableCell-4701558de5f5bac7c94b12f013721d77" office:value-type="string">
            <text:p>FRANCO</text:p>
          </table:table-cell>
          <table:table-cell table:style-name="odsStyleTableCell-4701558de5f5bac7c94b12f013721d77" office:value-type="string">
            <text:p>CHF</text:p>
          </table:table-cell>
          <table:table-cell table:style-name="odsStyleTableCell-29161ffbf75bbe5ab4b5e285da18c662" office:value-type="string">
            <text:p>7.53019</text:p>
          </table:table-cell>
          <table:table-cell table:style-name="odsStyleTableCell-29161ffbf75bbe5ab4b5e285da18c662" office:value-type="string">
            <text:p>0.91100</text:p>
          </table:table-cell>
        </table:table-row>
        <table:table-row table:style-name="ro1">
          <table:table-cell table:style-name="odsStyleTableCell-4701558de5f5bac7c94b12f013721d77" office:value-type="string">
            <text:p>TAILANDIA</text:p>
          </table:table-cell>
          <table:table-cell table:style-name="odsStyleTableCell-4701558de5f5bac7c94b12f013721d77" office:value-type="string">
            <text:p>THAI BAHT</text:p>
          </table:table-cell>
          <table:table-cell table:style-name="odsStyleTableCell-4701558de5f5bac7c94b12f013721d77" office:value-type="string">
            <text:p>THB</text:p>
          </table:table-cell>
          <table:table-cell table:style-name="odsStyleTableCell-29161ffbf75bbe5ab4b5e285da18c662" office:value-type="string">
            <text:p>0.18513</text:p>
          </table:table-cell>
          <table:table-cell table:style-name="odsStyleTableCell-29161ffbf75bbe5ab4b5e285da18c662" office:value-type="string">
            <text:p>37.05500</text:p>
          </table:table-cell>
        </table:table-row>
        <table:table-row table:style-name="ro1">
          <table:table-cell table:style-name="odsStyleTableCell-4701558de5f5bac7c94b12f013721d77" office:value-type="string">
            <text:p>TAIWAN</text:p>
          </table:table-cell>
          <table:table-cell table:style-name="odsStyleTableCell-4701558de5f5bac7c94b12f013721d77" office:value-type="string">
            <text:p>DÓLAR</text:p>
          </table:table-cell>
          <table:table-cell table:style-name="odsStyleTableCell-4701558de5f5bac7c94b12f013721d77" office:value-type="string">
            <text:p>TWD</text:p>
          </table:table-cell>
          <table:table-cell table:style-name="odsStyleTableCell-29161ffbf75bbe5ab4b5e285da18c662" office:value-type="string">
            <text:p>0.21007</text:p>
          </table:table-cell>
          <table:table-cell table:style-name="odsStyleTableCell-29161ffbf75bbe5ab4b5e285da18c662" office:value-type="string">
            <text:p>32.65600</text:p>
          </table:table-cell>
        </table:table-row>
        <table:table-row table:style-name="ro1">
          <table:table-cell table:style-name="odsStyleTableCell-4701558de5f5bac7c94b12f013721d77" office:value-type="string">
            <text:p>TÚNEZ</text:p>
          </table:table-cell>
          <table:table-cell table:style-name="odsStyleTableCell-4701558de5f5bac7c94b12f013721d77" office:value-type="string">
            <text:p>DINAR TUNECINO</text:p>
          </table:table-cell>
          <table:table-cell table:style-name="odsStyleTableCell-4701558de5f5bac7c94b12f013721d77" office:value-type="string">
            <text:p>TND</text:p>
          </table:table-cell>
          <table:table-cell table:style-name="odsStyleTableCell-29161ffbf75bbe5ab4b5e285da18c662" office:value-type="string">
            <text:p>2.17419</text:p>
          </table:table-cell>
          <table:table-cell table:style-name="odsStyleTableCell-29161ffbf75bbe5ab4b5e285da18c662" office:value-type="string">
            <text:p>3.15520</text:p>
          </table:table-cell>
        </table:table-row>
        <table:table-row table:style-name="ro1">
          <table:table-cell table:style-name="odsStyleTableCell-4701558de5f5bac7c94b12f013721d77" office:value-type="string">
            <text:p>TURQUÍA</text:p>
          </table:table-cell>
          <table:table-cell table:style-name="odsStyleTableCell-4701558de5f5bac7c94b12f013721d77" office:value-type="string">
            <text:p>LIRA TURCA</text:p>
          </table:table-cell>
          <table:table-cell table:style-name="odsStyleTableCell-4701558de5f5bac7c94b12f013721d77" office:value-type="string">
            <text:p>TRY</text:p>
          </table:table-cell>
          <table:table-cell table:style-name="odsStyleTableCell-29161ffbf75bbe5ab4b5e285da18c662" office:value-type="string">
            <text:p>0.21098</text:p>
          </table:table-cell>
          <table:table-cell table:style-name="odsStyleTableCell-29161ffbf75bbe5ab4b5e285da18c662" office:value-type="string">
            <text:p>32.51430</text:p>
          </table:table-cell>
        </table:table-row>
        <table:table-row table:style-name="ro1">
          <table:table-cell table:style-name="odsStyleTableCell-4701558de5f5bac7c94b12f013721d77" office:value-type="string">
            <text:p>URUGUAY</text:p>
          </table:table-cell>
          <table:table-cell table:style-name="odsStyleTableCell-4701558de5f5bac7c94b12f013721d77" office:value-type="string">
            <text:p>PESO</text:p>
          </table:table-cell>
          <table:table-cell table:style-name="odsStyleTableCell-4701558de5f5bac7c94b12f013721d77" office:value-type="string">
            <text:p>UYU</text:p>
          </table:table-cell>
          <table:table-cell table:style-name="odsStyleTableCell-29161ffbf75bbe5ab4b5e285da18c662" office:value-type="string">
            <text:p>0.17831</text:p>
          </table:table-cell>
          <table:table-cell table:style-name="odsStyleTableCell-29161ffbf75bbe5ab4b5e285da18c662" office:value-type="string">
            <text:p>38.47340</text:p>
          </table:table-cell>
        </table:table-row>
        <table:table-row table:style-name="ro1">
          <table:table-cell table:style-name="odsStyleTableCell-4701558de5f5bac7c94b12f013721d77" office:value-type="string">
            <text:p>VENEZUELA</text:p>
          </table:table-cell>
          <table:table-cell table:style-name="odsStyleTableCell-4701558de5f5bac7c94b12f013721d77" office:value-type="string">
            <text:p>BOLIVAR DIGITAL</text:p>
          </table:table-cell>
          <table:table-cell table:style-name="odsStyleTableCell-4701558de5f5bac7c94b12f013721d77" office:value-type="string">
            <text:p>VES</text:p>
          </table:table-cell>
          <table:table-cell table:style-name="odsStyleTableCell-29161ffbf75bbe5ab4b5e285da18c662" office:value-type="string">
            <text:p>0.18905</text:p>
          </table:table-cell>
          <table:table-cell table:style-name="odsStyleTableCell-29161ffbf75bbe5ab4b5e285da18c662" office:value-type="string">
            <text:p>36.28600</text:p>
          </table:table-cell>
        </table:table-row>
        <table:table-row table:style-name="ro1">
          <table:table-cell table:style-name="odsStyleTableCell-4701558de5f5bac7c94b12f013721d77" office:value-type="string">
            <text:p>VIETNAM</text:p>
          </table:table-cell>
          <table:table-cell table:style-name="odsStyleTableCell-4701558de5f5bac7c94b12f013721d77" office:value-type="string">
            <text:p>DONG</text:p>
          </table:table-cell>
          <table:table-cell table:style-name="odsStyleTableCell-4701558de5f5bac7c94b12f013721d77" office:value-type="string">
            <text:p>VND</text:p>
          </table:table-cell>
          <table:table-cell table:style-name="odsStyleTableCell-29161ffbf75bbe5ab4b5e285da18c662" office:value-type="string">
            <text:p>0.00027</text:p>
          </table:table-cell>
          <table:table-cell table:style-name="odsStyleTableCell-29161ffbf75bbe5ab4b5e285da18c662" office:value-type="string">
            <text:p>25,433.50000</text:p>
          </table:table-cell>
        </table:table-row>
        <table:table-row table:style-name="ro1">
          <table:table-cell table:style-name="odsStyleTableCell-4701558de5f5bac7c94b12f013721d77" office:value-type="string">
            <text:p/>
          </table:table-cell>
          <table:table-cell table:style-name="odsStyleTableCell-4701558de5f5bac7c94b12f013721d77" office:value-type="string">
            <text:p>DERECHO ESPECIAL DE GIRO</text:p>
          </table:table-cell>
          <table:table-cell table:style-name="odsStyleTableCell-4701558de5f5bac7c94b12f013721d77" office:value-type="string">
            <text:p>USD/D.E.G.</text:p>
          </table:table-cell>
          <table:table-cell table:style-name="odsStyleTableCell-29161ffbf75bbe5ab4b5e285da18c662" office:value-type="string">
            <text:p/>
          </table:table-cell>
          <table:table-cell table:style-name="odsStyleTableCell-29161ffbf75bbe5ab4b5e285da18c662" office:value-type="string">
            <text:p>1.31449</text:p>
          </table:table-cell>
        </table:table-row>
        <table:table-row table:style-name="ro1">
          <table:table-cell table:style-name="odsStyleTableCell-4701558de5f5bac7c94b12f013721d77" office:value-type="string">
            <text:p/>
          </table:table-cell>
          <table:table-cell table:style-name="odsStyleTableCell-4701558de5f5bac7c94b12f013721d77" office:value-type="string">
            <text:p>UNIDAD DE FOMENTO DE VIVIENDA</text:p>
          </table:table-cell>
          <table:table-cell table:style-name="odsStyleTableCell-4701558de5f5bac7c94b12f013721d77" office:value-type="string">
            <text:p>Bs/UFV</text:p>
          </table:table-cell>
          <table:table-cell table:style-name="odsStyleTableCell-29161ffbf75bbe5ab4b5e285da18c662" office:value-type="string">
            <text:p/>
          </table:table-cell>
          <table:table-cell table:style-name="odsStyleTableCell-29161ffbf75bbe5ab4b5e285da18c662" office:value-type="string">
            <text:p>2.49165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2b756dd23b74429d3fca6e6c3ea62cd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3a783d60c0c9760285dc6909d77742f0" office:value-type="string">
            <text:p> </text:p>
          </table:table-cell>
          <table:table-cell table:style-name="odsStyleTableCell-3a783d60c0c9760285dc6909d77742f0" office:value-type="string">
            <text:p>UNIDAD MONETARIA</text:p>
          </table:table-cell>
          <table:table-cell table:style-name="odsStyleTableCell-3a783d60c0c9760285dc6909d77742f0" office:value-type="string">
            <text:p>MONEDA</text:p>
          </table:table-cell>
          <table:table-cell table:style-name="odsStyleTableCell-3a783d60c0c9760285dc6909d77742f0" office:value-type="string">
            <text:p>TIPO DE CAMBIO EN M.E.</text:p>
          </table:table-cell>
        </table:table-row>
        <table:table-row table:style-name="ro1">
          <table:table-cell table:style-name="odsStyleTableCell-4701558de5f5bac7c94b12f013721d77" office:value-type="string">
            <text:p>ORO</text:p>
          </table:table-cell>
          <table:table-cell table:style-name="odsStyleTableCell-4701558de5f5bac7c94b12f013721d77" office:value-type="string">
            <text:p>ONZA TROY ORO</text:p>
          </table:table-cell>
          <table:table-cell table:style-name="odsStyleTableCell-4701558de5f5bac7c94b12f013721d77" office:value-type="string">
            <text:p>USD./O.T.F.</text:p>
          </table:table-cell>
          <table:table-cell table:style-name="odsStyleTableCell-29161ffbf75bbe5ab4b5e285da18c662" office:value-type="string">
            <text:p>2,325.51000</text:p>
          </table:table-cell>
        </table:table-row>
        <table:table-row table:style-name="ro1">
          <table:table-cell table:style-name="odsStyleTableCell-4701558de5f5bac7c94b12f013721d77" office:value-type="string">
            <text:p>PLATA</text:p>
          </table:table-cell>
          <table:table-cell table:style-name="odsStyleTableCell-4701558de5f5bac7c94b12f013721d77" office:value-type="string">
            <text:p>ONZA TROY PLATA</text:p>
          </table:table-cell>
          <table:table-cell table:style-name="odsStyleTableCell-4701558de5f5bac7c94b12f013721d77" office:value-type="string">
            <text:p>USD./O.T.F.</text:p>
          </table:table-cell>
          <table:table-cell table:style-name="odsStyleTableCell-29161ffbf75bbe5ab4b5e285da18c662" office:value-type="string">
            <text:p>27.206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2b756dd23b74429d3fca6e6c3ea62cd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3a783d60c0c9760285dc6909d77742f0" office:value-type="string">
            <text:p> </text:p>
          </table:table-cell>
          <table:table-cell table:style-name="odsStyleTableCell-3a783d60c0c9760285dc6909d77742f0" office:value-type="string">
            <text:p>1 MES</text:p>
          </table:table-cell>
          <table:table-cell table:style-name="odsStyleTableCell-3a783d60c0c9760285dc6909d77742f0" office:value-type="string">
            <text:p>3 MESES</text:p>
          </table:table-cell>
          <table:table-cell table:style-name="odsStyleTableCell-3a783d60c0c9760285dc6909d77742f0" office:value-type="string">
            <text:p>6 MESES</text:p>
          </table:table-cell>
        </table:table-row>
        <table:table-row table:style-name="ro1">
          <table:table-cell table:style-name="odsStyleTableCell-3ef6c0c63366c1ebcb413ed1290509e7" office:value-type="string">
            <text:p>TASA LIBOR(USD)</text:p>
          </table:table-cell>
          <table:table-cell table:style-name="odsStyleTableCell-29161ffbf75bbe5ab4b5e285da18c662" office:value-type="string">
            <text:p>5.43</text:p>
          </table:table-cell>
          <table:table-cell table:style-name="odsStyleTableCell-29161ffbf75bbe5ab4b5e285da18c662" office:value-type="string">
            <text:p>5.58</text:p>
          </table:table-cell>
          <table:table-cell table:style-name="odsStyleTableCell-29161ffbf75bbe5ab4b5e285da18c662" office:value-type="string">
            <text:p>5.7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701558de5f5bac7c94b12f013721d77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56</meta:creation-date>
    <meta:generator>ods générator</meta:generator>
    <dc:date>2024-10-18T20:18:56</dc:date>
    <meta:editing-duration>PT1S</meta:editing-duration>
    <meta:editing-cycles>1</meta:editing-cycles>
    <meta:document-statistic meta:table-count="1" meta:cell-count="4" meta:object-count="0"/>
  </office:meta>
</office:document-meta>
</file>